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Monaco, Menlo, Consolas, monospace"/>
    <style:font-face style:name="Lohit Devanagari1" svg:font-family="'Lohit Devanagari'"/>
    <style:font-face style:name="Menlo" svg:font-family="Menlo, Monac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b365" officeooo:paragraph-rsid="000eb365"/>
    </style:style>
    <style:style style:name="P2" style:family="paragraph" style:parent-style-name="Standard">
      <style:text-properties officeooo:rsid="000fb8b1" officeooo:paragraph-rsid="000fb8b1"/>
    </style:style>
    <style:style style:name="P3" style:family="paragraph" style:parent-style-name="Standard">
      <style:text-properties officeooo:rsid="0018cc75" officeooo:paragraph-rsid="0018cc75"/>
    </style:style>
    <style:style style:name="P4" style:family="paragraph" style:parent-style-name="Standard">
      <style:text-properties officeooo:rsid="0018cc75" officeooo:paragraph-rsid="0031b89d"/>
    </style:style>
    <style:style style:name="P5" style:family="paragraph" style:parent-style-name="Standard">
      <style:text-properties officeooo:paragraph-rsid="001d9129"/>
    </style:style>
    <style:style style:name="P6" style:family="paragraph" style:parent-style-name="Standard">
      <style:text-properties officeooo:paragraph-rsid="002c2358"/>
    </style:style>
    <style:style style:name="P7" style:family="paragraph" style:parent-style-name="Standard">
      <style:text-properties officeooo:paragraph-rsid="0037fc7e"/>
    </style:style>
    <style:style style:name="P8" style:family="paragraph" style:parent-style-name="Standard">
      <style:text-properties officeooo:rsid="003cb63c" officeooo:paragraph-rsid="003cb63c"/>
    </style:style>
    <style:style style:name="P9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fo:letter-spacing="normal"/>
    </style:style>
    <style:style style:name="P10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fo:letter-spacing="normal" officeooo:paragraph-rsid="002f39c3"/>
    </style:style>
    <style:style style:name="P11" style:family="paragraph" style:parent-style-name="Standard">
      <style:text-properties officeooo:rsid="0018cc75" officeooo:paragraph-rsid="0018cc75"/>
    </style:style>
    <style:style style:name="P12" style:family="paragraph" style:parent-style-name="Preformatted_20_Text">
      <style:text-properties officeooo:rsid="0018cc75" officeooo:paragraph-rsid="0018cc75"/>
    </style:style>
    <style:style style:name="T1" style:family="text">
      <style:text-properties officeooo:rsid="0009ed57"/>
    </style:style>
    <style:style style:name="T2" style:family="text">
      <style:text-properties officeooo:rsid="000b688e"/>
    </style:style>
    <style:style style:name="T3" style:family="text">
      <style:text-properties officeooo:rsid="000d3d7e"/>
    </style:style>
    <style:style style:name="T4" style:family="text">
      <style:text-properties officeooo:rsid="000fb8b1"/>
    </style:style>
    <style:style style:name="T5" style:family="text">
      <style:text-properties officeooo:rsid="0012b014"/>
    </style:style>
    <style:style style:name="T6" style:family="text">
      <style:text-properties officeooo:rsid="00146b53"/>
    </style:style>
    <style:style style:name="T7" style:family="text">
      <style:text-properties officeooo:rsid="001add88"/>
    </style:style>
    <style:style style:name="T8" style:family="text">
      <style:text-properties officeooo:rsid="001d9129"/>
    </style:style>
    <style:style style:name="T9" style:family="text">
      <style:text-properties officeooo:rsid="001f3efb"/>
    </style:style>
    <style:style style:name="T10" style:family="text">
      <style:text-properties officeooo:rsid="001f6e01"/>
    </style:style>
    <style:style style:name="T11" style:family="text">
      <style:text-properties officeooo:rsid="0020fcb6"/>
    </style:style>
    <style:style style:name="T12" style:family="text">
      <style:text-properties officeooo:rsid="0025d0ab"/>
    </style:style>
    <style:style style:name="T13" style:family="text">
      <style:text-properties officeooo:rsid="0028d9fa"/>
    </style:style>
    <style:style style:name="T14" style:family="text">
      <style:text-properties officeooo:rsid="00399635"/>
    </style:style>
    <style:style style:name="T15" style:family="text">
      <style:text-properties officeooo:rsid="003a8c27"/>
    </style:style>
    <style:style style:name="T16" style:family="text">
      <style:text-properties officeooo:rsid="003d7e9e"/>
    </style:style>
    <style:style style:name="T17" style:family="text">
      <style:text-properties fo:font-variant="normal" fo:text-transform="none" fo:color="#333333" style:font-name="Menlo" fo:font-size="9.75pt" fo:letter-spacing="normal" fo:font-style="normal" fo:font-weight="normal" fo:background-color="transparent" loext:char-shading-value="0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//<text:span text:style-name="T1">starting kafka</text:span></text:p>
      <text:p text:style-name="Standard"><text:span text:style-name="T1">1)</text:span>user@shaheed-bg1:~/Desktop$ . ./kafka-start.sh </text:p>
      <text:p text:style-name="Standard"/>
      <text:p text:style-name="Standard"/>
      <text:p text:style-name="Standard">//<text:span text:style-name="T1">creating topic</text:span></text:p>
      <text:p text:style-name="Standard">user@shaheed-bg1:/opt/Kafka/kafka_2.12-1.0.0/bin$ ./kafka-topics.sh --create --zookeeper localhost:2181 --replication-factor 1 --partitions 1 --topic test<text:span text:style-name="T5">2</text:span></text:p>
      <text:p text:style-name="Standard"/>
      <text:p text:style-name="Standard"/>
      <text:p text:style-name="Standard">//<text:span text:style-name="T2">sending message</text:span></text:p>
      <text:p text:style-name="Standard">user@shaheed-bg1:/opt/Kafka/kafka_2.12-1.0.0/bin$ ./kafka-console-producer.sh --broker-list localhost:9092 --topic test<text:span text:style-name="T5">2</text:span></text:p>
      <text:p text:style-name="Standard"/>
      <text:p text:style-name="Standard"/>
      <text:p text:style-name="Standard">//<text:span text:style-name="T3">recieving message</text:span></text:p>
      <text:p text:style-name="Standard">user@shaheed-bg1:/opt/Kafka/kafka_2.12-1.0.0/bin$ ./kafka-console-consumer.sh --zookeeper localhost:2181 --topic test<text:span text:style-name="T6">2</text:span> –from-beginning</text:p>
      <text:p text:style-name="Standard"/>
      <text:p text:style-name="Standard"/>
      <text:p text:style-name="Standard"/>
      <text:p text:style-name="Standard"/>
      <text:p text:style-name="Standard">//</text:p>
      <text:p text:style-name="P5">user@shaheed-bg1:/opt/Kafka/kafka_2.12-1.0.0$ sudo bin/kafka-console-consumer.sh --bootstrap-server 1<text:span text:style-name="T9">27.0.0.1</text:span>:9092 --topic Experience</text:p>
      <text:p text:style-name="P5"/>
      <text:p text:style-name="P5"/>
      <text:p text:style-name="P5"/>
      <text:p text:style-name="P5"/>
      <text:p text:style-name="P5"><text:s/>./kafka-console-consumer.sh --<text:span text:style-name="T8">bootstrap-server</text:span> <text:span text:style-name="T7">127.0.0.1</text:span>:<text:span text:style-name="T10">9092</text:span> --topic <text:span text:style-name="T7">Experience1</text:span> –from-beginning</text:p>
      <text:p text:style-name="Standard"/>
      <text:p text:style-name="Standard"/>
      <text:p text:style-name="Standard"/>
      <text:p text:style-name="P6">./kafka-console-producer.sh --b<text:span text:style-name="T13">roker-list </text:span>1<text:span text:style-name="T12">27.0.0.1:9092</text:span> --topic <text:span text:style-name="T11">Experience</text:span></text:p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7"><text:s/>./kafka-console-consumer.sh --<text:span text:style-name="T8">bootstrap-server</text:span> 1<text:span text:style-name="T14">27.0.0.1</text:span>.163:<text:span text:style-name="T10">9092</text:span> --topic <text:span text:style-name="T7">Experience1</text:span> –from-beginning</text:p>
      <text:p text:style-name="Standard"/>
      <text:p text:style-name="Standard"/>
      <text:p text:style-name="Standard"/>
      <text:p text:style-name="Standard">//<text:span text:style-name="T15">to check port status</text:span></text:p>
      <text:p text:style-name="Standard">sudo netstat -lpn |grep :8083</text:p>
      <text:p text:style-name="Standard"/>
      <text:p text:style-name="Standard"/>
      <text:p text:style-name="Standard"/>
      <text:p text:style-name="Standard"/>
      <text:p text:style-name="P1"><text:soft-page-break/><text:span text:style-name="T4">1.</text:span>Groovy dsl rule set</text:p>
      <text:p text:style-name="P2">2.CQRS</text:p>
      <text:p text:style-name="P2"/>
      <text:p text:style-name="P2"/>
      <text:p text:style-name="P8">sudo docker-compose <text:s/>up -d <text:s/>--build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a xlink:type="simple" xlink:href="https://github.com/acesinc/json-data-generator/tree/master/src/main/java/net/acesinc/data/json/generator/log" text:style-name="Internet_20_link" text:visited-style-name="Visited_20_Internet_20_Link">https://github.com/acesinc/json-data-generator/tree/master/src/main/java/net/acesinc/data/json/generator/log</text:a></text:p>
      <text:p text:style-name="P2"/>
      <text:p text:style-name="P2"/>
      <text:p text:style-name="P2"/>
      <text:p text:style-name="P2"/>
      <text:p text:style-name="P3">{</text:p>
      <text:p text:style-name="P3">Source:{skill}</text:p>
      <text:p text:style-name="P3">Target:{user_id}</text:p>
      <text:p text:style-name="P3">Relationship:{prop}</text:p>
      <text:p text:style-name="P3">method_type:delete/update/</text:p>
      <text:p text:style-name="P3">}</text:p>
      <text:p text:style-name="P3"/>
      <text:p text:style-name="P4">{"profileId":"1","organizationName":"Boeing","role":"Software","startDate":"09/09/2015","endDate":"08/09/2019"}</text:p>
      <text:p text:style-name="P3"/>
      <text:p text:style-name="P3"/>
      <text:p text:style-name="P10"><text:s text:c="11"/></text:p>
      <text:p text:style-name="P9">{ "profileId": "1", "organizationName": "Boeing", "role": "Software", "startDate": "09/09/2015", "endDate": "08/09/2019", "message": "created" }</text:p>
      <text:p text:style-name="P3"/>
      <text:p text:style-name="P3"/>
      <text:p text:style-name="P3"/>
      <text:p text:style-name="P3"/>
      <text:p text:style-name="P3">//<text:span text:style-name="T16">prometheus query</text:span></text:p>
      <text:p text:style-name="P3"/>
      <text:p text:style-name="P12"><text:span text:style-name="Source_20_Text"><text:span text:style-name="T17">sum(http_requests_total{method="GET"} offset 5m)</text:span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Monaco, Menlo, Consolas, monospace"/>
    <style:font-face style:name="Lohit Devanagari1" svg:font-family="'Lohit Devanagari'"/>
    <style:font-face style:name="Menlo" svg:font-family="Menlo, Monac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2:22:54.754254091</meta:creation-date>
    <dc:date>2018-09-01T18:42:04.663898512</dc:date>
    <meta:editing-duration>P1DT11H12M47S</meta:editing-duration>
    <meta:editing-cycles>39</meta:editing-cycles>
    <meta:generator>LibreOffice/6.0.3.2$Linux_X86_64 LibreOffice_project/00m0$Build-2</meta:generator>
    <meta:document-statistic meta:table-count="0" meta:image-count="0" meta:object-count="0" meta:page-count="2" meta:paragraph-count="30" meta:word-count="124" meta:character-count="1566" meta:non-whitespace-character-count="1473"/>
  </office:meta>
</office:document-meta>
</file>